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366in"/>
    </style:style>
    <style:style style:name="Table1.E" style:family="table-column">
      <style:table-column-properties style:column-width="1.1542in"/>
    </style:style>
    <style:style style:name="Table1.F" style:family="table-column">
      <style:table-column-properties style:column-width="1.1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99b2" officeooo:paragraph-rsid="001899b2"/>
    </style:style>
    <style:style style:name="P2" style:family="paragraph" style:parent-style-name="Table_20_Contents">
      <style:text-properties officeooo:rsid="00191fbc" officeooo:paragraph-rsid="00191fbc"/>
    </style:style>
    <style:style style:name="P3" style:family="paragraph" style:parent-style-name="Table_20_Contents">
      <style:text-properties officeooo:rsid="001d7925" officeooo:paragraph-rsid="001d7925"/>
    </style:style>
    <style:style style:name="P4" style:family="paragraph" style:parent-style-name="Table_20_Contents">
      <style:text-properties officeooo:rsid="001e85e2" officeooo:paragraph-rsid="001e85e2"/>
    </style:style>
    <style:style style:name="P5" style:family="paragraph" style:parent-style-name="Table_20_Contents">
      <style:text-properties officeooo:rsid="0021991a" officeooo:paragraph-rsid="0021991a"/>
    </style:style>
    <style:style style:name="P6" style:family="paragraph" style:parent-style-name="Table_20_Contents">
      <style:text-properties officeooo:rsid="00234c5b" officeooo:paragraph-rsid="00234c5b"/>
    </style:style>
    <style:style style:name="P7" style:family="paragraph" style:parent-style-name="Table_20_Contents">
      <style:text-properties officeooo:rsid="0024fe67" officeooo:paragraph-rsid="0024fe67"/>
    </style:style>
    <style:style style:name="P8" style:family="paragraph" style:parent-style-name="Table_20_Contents">
      <style:text-properties officeooo:rsid="0025525d" officeooo:paragraph-rsid="0025525d"/>
    </style:style>
    <style:style style:name="P9" style:family="paragraph" style:parent-style-name="Table_20_Contents">
      <style:text-properties officeooo:rsid="0025e5fa" officeooo:paragraph-rsid="0025e5fa"/>
    </style:style>
    <style:style style:name="P10" style:family="paragraph" style:parent-style-name="Table_20_Contents">
      <style:text-properties officeooo:rsid="0026c3c2" officeooo:paragraph-rsid="0026c3c2"/>
    </style:style>
    <style:style style:name="P11" style:family="paragraph" style:parent-style-name="Table_20_Contents">
      <style:text-properties officeooo:rsid="002777a4" officeooo:paragraph-rsid="002777a4"/>
    </style:style>
    <style:style style:name="P12" style:family="paragraph" style:parent-style-name="Table_20_Contents">
      <style:text-properties officeooo:rsid="0028c2ec" officeooo:paragraph-rsid="0028c2ec"/>
    </style:style>
    <style:style style:name="P13" style:family="paragraph" style:parent-style-name="Table_20_Contents">
      <style:text-properties officeooo:rsid="00299ac5" officeooo:paragraph-rsid="00299ac5"/>
    </style:style>
    <style:style style:name="P14" style:family="paragraph" style:parent-style-name="Table_20_Contents">
      <style:text-properties officeooo:rsid="002bf257" officeooo:paragraph-rsid="002bf257"/>
    </style:style>
    <style:style style:name="P15" style:family="paragraph" style:parent-style-name="Table_20_Contents">
      <style:text-properties officeooo:rsid="002c4719" officeooo:paragraph-rsid="002c4719"/>
    </style:style>
    <style:style style:name="P16" style:family="paragraph" style:parent-style-name="Table_20_Contents">
      <style:text-properties officeooo:rsid="002e301e" officeooo:paragraph-rsid="002e301e"/>
    </style:style>
    <style:style style:name="P17" style:family="paragraph" style:parent-style-name="Table_20_Contents">
      <style:text-properties officeooo:rsid="002e3cce" officeooo:paragraph-rsid="002e3cce"/>
    </style:style>
    <style:style style:name="P18" style:family="paragraph" style:parent-style-name="Table_20_Contents">
      <style:text-properties officeooo:rsid="002e60cb" officeooo:paragraph-rsid="002e60cb"/>
    </style:style>
    <style:style style:name="P19" style:family="paragraph" style:parent-style-name="Table_20_Contents">
      <style:text-properties officeooo:rsid="0030097b" officeooo:paragraph-rsid="0030097b"/>
    </style:style>
    <style:style style:name="T1" style:family="text">
      <style:text-properties officeooo:rsid="00205f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dule 1</text:p>
          </table:table-cell>
          <table:table-cell table:style-name="Table1.A1" office:value-type="string">
            <text:p text:style-name="P4">Module 2</text:p>
          </table:table-cell>
          <table:table-cell table:style-name="Table1.A1" office:value-type="string">
            <text:p text:style-name="P7">Module 3/4</text:p>
          </table:table-cell>
          <table:table-cell table:style-name="Table1.A1" office:value-type="string">
            <text:p text:style-name="P10">Module 5</text:p>
          </table:table-cell>
          <table:table-cell table:style-name="Table1.F1" office:value-type="string">
            <text:p text:style-name="P18">Module 6</text:p>
          </table:table-cell>
        </table:table-row>
        <table:table-row>
          <table:table-cell table:style-name="Table1.A2" office:value-type="string">
            <text:p text:style-name="P1">Teddy</text:p>
          </table:table-cell>
          <table:table-cell table:style-name="Table1.A2" office:value-type="string">
            <text:p text:style-name="P1">polling()</text:p>
          </table:table-cell>
          <table:table-cell table:style-name="Table1.A2" office:value-type="string">
            <text:p text:style-name="P3">findPCB()</text:p>
            <text:p text:style-name="P3">free<text:span text:style-name="T1">PCB</text:span>()</text:p>
            <text:p text:style-name="P3">suspend()</text:p>
            <text:p text:style-name="P3">resume()</text:p>
            <text:p text:style-name="P5">history()</text:p>
          </table:table-cell>
          <table:table-cell table:style-name="Table1.A2" office:value-type="string">
            <text:p text:style-name="P8">sys_call()</text:p>
            <text:p text:style-name="P8">commhand as process</text:p>
            <text:p text:style-name="P8">Bug fixing</text:p>
          </table:table-cell>
          <table:table-cell table:style-name="Table1.A2" office:value-type="string">
            <text:p text:style-name="P14">AllocateMem</text:p>
            <text:p text:style-name="P14">uparrow key and down arrowkey history functionality</text:p>
            <text:p text:style-name="P14"/>
          </table:table-cell>
          <table:table-cell table:style-name="Table1.F2" office:value-type="string">
            <text:p text:style-name="P19">Debugging and fixing. Part of main control code. </text:p>
          </table:table-cell>
        </table:table-row>
        <table:table-row>
          <table:table-cell table:style-name="Table1.A2" office:value-type="string">
            <text:p text:style-name="P1">Jessica</text:p>
          </table:table-cell>
          <table:table-cell table:style-name="Table1.A2" office:value-type="string">
            <text:p text:style-name="P1">getdate()</text:p>
            <text:p text:style-name="P1">setDate()</text:p>
            <text:p text:style-name="P1">bcdToInt()</text:p>
            <text:p text:style-name="P1">Programmer’s Manual</text:p>
          </table:table-cell>
          <table:table-cell table:style-name="Table1.A2" office:value-type="string">
            <text:p text:style-name="P3">insertPCB()</text:p>
            <text:p text:style-name="P3">showBlocked()</text:p>
            <text:p text:style-name="P3">showReady()</text:p>
            <text:p text:style-name="P3">showAllProcesses()</text:p>
            <text:p text:style-name="P3">setPriority()</text:p>
            <text:p text:style-name="P3">showPCB()</text:p>
            <text:p text:style-name="P3">Programmer’s Manual</text:p>
          </table:table-cell>
          <table:table-cell table:style-name="Table1.A2" office:value-type="string">
            <text:p text:style-name="P7">sys_call()</text:p>
            <text:p text:style-name="P7">sys_call_isr()</text:p>
            <text:p text:style-name="P7">Programmer’s Manual</text:p>
          </table:table-cell>
          <table:table-cell table:style-name="Table1.A2" office:value-type="string">
            <text:p text:style-name="P13">showAllocated()</text:p>
            <text:p text:style-name="P13">showFree()</text:p>
            <text:p text:style-name="P13">initializeHeap()</text:p>
          </table:table-cell>
          <table:table-cell table:style-name="Table1.F2" office:value-type="string">
            <text:p text:style-name="P17">type()<text:line-break/>changeDirectory()</text:p>
            <text:p text:style-name="P17">printBootSector<text:line-break/>()<text:line-break/>printRootDirectory()<text:line-break/>rename()<text:line-break/>Programmer’s Manual</text:p>
          </table:table-cell>
        </table:table-row>
        <table:table-row>
          <table:table-cell table:style-name="Table1.A2" office:value-type="string">
            <text:p text:style-name="P1">Mya</text:p>
          </table:table-cell>
          <table:table-cell table:style-name="Table1.A2" office:value-type="string">
            <text:p text:style-name="P1">version()</text:p>
            <text:p text:style-name="P1">shutdown()</text:p>
            <text:p text:style-name="P1">comHand()</text:p>
            <text:p text:style-name="P1">help()</text:p>
          </table:table-cell>
          <table:table-cell table:style-name="Table1.A2" office:value-type="string">
            <text:p text:style-name="P3">comHand()</text:p>
            <text:p text:style-name="P3">allocatePCB()</text:p>
            <text:p text:style-name="P3">setupPCB()</text:p>
            <text:p text:style-name="P3">blockPCB()</text:p>
            <text:p text:style-name="P3">unblockPCB()</text:p>
            <text:p text:style-name="P6">User’s Manual</text:p>
          </table:table-cell>
          <table:table-cell table:style-name="Table1.A2" office:value-type="string">
            <text:p text:style-name="P9">setAlarm()</text:p>
            <text:p text:style-name="P9">alarmProcess()</text:p>
            <text:p text:style-name="P9">infinite()</text:p>
            <text:p text:style-name="P9">setalarmWrapper()</text:p>
            <text:p text:style-name="P9">User’s Manual</text:p>
          </table:table-cell>
          <table:table-cell table:style-name="Table1.A2" office:value-type="string">
            <text:p text:style-name="P15">freeMem()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hilip</text:p>
          </table:table-cell>
          <table:table-cell table:style-name="Table1.A2" office:value-type="string">
            <text:p text:style-name="P1">gettime()</text:p>
            <text:p text:style-name="P1">setTime()</text:p>
            <text:p text:style-name="P1">intToBcd()</text:p>
            <text:p text:style-name="P1">intToAscii()</text:p>
            <text:p text:style-name="P2">User’s Manual</text:p>
          </table:table-cell>
          <table:table-cell table:style-name="Table1.A2" office:value-type="string">
            <text:p text:style-name="P3">deletePCB()</text:p>
            <text:p text:style-name="P3">createPCB()</text:p>
            <text:p text:style-name="P3">deletePCB()</text:p>
            <text:p text:style-name="P3">history()</text:p>
          </table:table-cell>
          <table:table-cell table:style-name="Table1.A2" office:value-type="string">
            <text:p text:style-name="P9">yield()</text:p>
            <text:p text:style-name="P9">load()</text:p>
            <text:p text:style-name="P9">loadr3()</text:p>
            <text:p text:style-name="P9">User’s Manual</text:p>
          </table:table-cell>
          <table:table-cell table:style-name="Table1.A2" office:value-type="string">
            <text:p text:style-name="P11">IsItEmpty()</text:p>
            <text:p text:style-name="P11">isEmpty()</text:p>
            <text:p text:style-name="P11">Programmer’s Manual</text:p>
            <text:p text:style-name="P12">User’s Manual</text:p>
          </table:table-cell>
          <table:table-cell table:style-name="Table1.F2" office:value-type="string">
            <text:p text:style-name="P16">List()</text:p>
            <text:p text:style-name="P16">User’s Manua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0:35:44.726901834</meta:creation-date>
    <dc:date>2020-04-27T23:39:56.385920937</dc:date>
    <meta:editing-duration>PT1H13M9S</meta:editing-duration>
    <meta:editing-cycles>19</meta:editing-cycles>
    <meta:generator>LibreOffice/5.1.6.2$Linux_X86_64 LibreOffice_project/10m0$Build-2</meta:generator>
    <meta:document-statistic meta:table-count="1" meta:image-count="0" meta:object-count="0" meta:page-count="1" meta:paragraph-count="75" meta:word-count="112" meta:character-count="957" meta:non-whitespace-character-count="919"/>
  </office:meta>
</office:document-meta>
</file>